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6.42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svg:stroke-color="#000000" draw:fill="none" draw:fill-color="#ffffff" loext:fill-use-slide-background="false" draw:textarea-horizontal-align="justify" draw:textarea-vertical-align="middle" draw:auto-grow-height="false" fo:min-height="6.915cm" fo:min-width="9.067cm" loext:decorative="false"/>
      <style:paragraph-properties fo:text-align="center"/>
    </style:style>
    <style:style style:name="gr2" style:family="graphic" style:parent-style-name="Default">
      <style:graphic-properties draw:fill-color="#000000" draw:textarea-horizontal-align="justify" draw:textarea-vertical-align="middle" draw:auto-grow-height="false" fo:min-height="0.425cm" fo:min-width="3.219cm" style:writing-mode="lr-tb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nero&quot;;&quot;febrero&quot;;&quot;marzo&quot;;&quot;abril&quot;;&quot;mayo&quot;;&quot;junio&quot;;&quot;julio&quot;;&quot;agosto&quot;;&quot;septiembre&quot;;&quot;octubre&quot;;&quot;noviembre&quot;;&quot;diciembre&quot;)" table:allow-empty-cell="true" table:display-list="unsorted" table:base-cell-address="'Inserción datos'.C4">
          <table:error-message table:message-type="stop" table:display="true"/>
        </table:content-validation>
        <table:content-validation table:name="val2" table:condition="of:cell-content-is-whole-number() and cell-content-is-between(2000,3000)" table:allow-empty-cell="false" table:base-cell-address="Visualizaciones.C5">
          <table:error-message table:message-type="stop" table:display="true"/>
        </table:content-validation>
        <table:content-validation table:name="val3" table:condition="of:cell-content-is-in-list(&quot;INFORMATIVO&quot;;&quot;SORTEOS Y CONCURSOS&quot;;&quot;DESCUENTOS Y PROMOCIONES&quot;;&quot;SHITPOSTING&quot;)" table:allow-empty-cell="true" table:display-list="unsorted" table:base-cell-address="'Inserción datos'.C8">
          <table:error-message table:message-type="stop" table:display="true"/>
        </table:content-validation>
        <table:content-validation table:name="val4" table:condition="of:cell-content-is-whole-number() and cell-content()&gt;=0" table:allow-empty-cell="true" table:base-cell-address="Visualizaciones.C14">
          <table:error-message table:message-type="stop" table:display="true"/>
        </table:content-validation>
        <table:content-validation table:name="val5" table:base-cell-address="'Inserción datos'.A1">
          <table:error-message table:message-type="stop" table:display="true"/>
        </table:content-validation>
      </table:content-validations>
      <table:table table:name="Inserción datos" table:style-name="ta1">
        <table:shapes>
          <draw:custom-shape draw:z-index="0" draw:name="Forma 1" draw:style-name="gr1" draw:text-style-name="P1" svg:width="9.403cm" svg:height="7.251cm" svg:x="2.229cm" svg:y="0.319cm">
            <text:p/>
            <draw:enhanced-geometry svg:viewBox="0 0 21600 21600" draw:path-stretchpoint-x="10800" draw:path-stretchpoint-y="10800" draw:text-areas="?f3 ?f4 ?f5 ?f6" draw:type="round-rectangle" draw:modifiers="1714.513450680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Forma 2" draw:style-name="gr2" draw:text-style-name="P3" svg:width="3.219cm" svg:height="0.425cm" svg:x="7.872cm" svg:y="6.747cm">
            <office:event-listeners>
              <script:event-listener script:language="ooo:script" script:event-name="dom:click" xlink:href="vnd.sun.star.script:Standard.ModuleBasico.Crear?language=Basic&amp;location=application" xlink:type="simple"/>
            </office:event-listeners>
            <text:p text:style-name="P2">GUARDAR</text:p>
            <draw:enhanced-geometry svg:viewBox="0 0 21600 21600" draw:mirror-horizontal="true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Insertar Tuit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table:style-name="ce2" table:content-validation-name="val1" office:value-type="string" calcext:value-type="string">
            <text:p>febrer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ÑO</text:p>
          </table:table-cell>
          <table:table-cell table:style-name="ce2" table:content-validation-name="val2" office:value-type="float" office:value="2022" calcext:value-type="float">
            <text:p>202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STRATEGIA</text:p>
          </table:table-cell>
          <table:table-cell table:style-name="ce2" table:content-validation-name="val3" office:value-type="string" calcext:value-type="string">
            <text:p>SHITPOST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SUALIZACIONES</text:p>
          </table:table-cell>
          <table:table-cell table:style-name="ce2" table:content-validation-name="val4" office:value-type="float" office:value="81000" calcext:value-type="float">
            <text:p>81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E GUSTA</text:p>
          </table:table-cell>
          <table:table-cell table:style-name="ce2" table:content-validation-name="val4" office:value-type="float" office:value="4801" calcext:value-type="float">
            <text:p>480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TUIT</text:p>
          </table:table-cell>
          <table:table-cell table:style-name="ce2" table:content-validation-name="val4" office:value-type="float" office:value="348" calcext:value-type="float">
            <text:p>348</text:p>
          </table:table-cell>
          <table:table-cell/>
        </table:table-row>
        <table:table-row table:style-name="ro1">
          <table:table-cell/>
          <table:table-cell>
            <draw:custom-shape draw:z-index="2" draw:name="Forma 3" draw:style-name="gr2" draw:text-style-name="P3" svg:width="3.219cm" svg:height="0.425cm" svg:x="0.274cm" svg:y="0.426cm">
              <office:event-listeners>
                <script:event-listener script:language="ooo:script" script:event-name="dom:click" xlink:href="vnd.sun.star.script:Library.Module1.Borrar?language=Basic&amp;location=application" xlink:type="simple"/>
              </office:event-listeners>
              <text:p text:style-name="P2">LIMPIAR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se de datos" table:style-name="ta1"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row table:style-name="ro1">
          <table:table-cell table:style-name="ce3" table:content-validation-name="val5" office:value-type="string" calcext:value-type="string">
            <text:p>MES</text:p>
          </table:table-cell>
          <table:table-cell table:style-name="ce3" table:content-validation-name="val5" office:value-type="string" calcext:value-type="string">
            <text:p>AÑO</text:p>
          </table:table-cell>
          <table:table-cell table:style-name="ce3" table:content-validation-name="val5" office:value-type="string" calcext:value-type="string">
            <text:p>ESTRATEGIA</text:p>
          </table:table-cell>
          <table:table-cell table:style-name="ce3" table:content-validation-name="val5" office:value-type="string" calcext:value-type="string">
            <text:p>VISUALIZACIONES</text:p>
          </table:table-cell>
          <table:table-cell table:style-name="ce3" table:content-validation-name="val5" office:value-type="string" calcext:value-type="string">
            <text:p>ME GUSTA</text:p>
          </table:table-cell>
          <table:table-cell table:style-name="ce3" table:content-validation-name="val5" office:value-type="string" calcext:value-type="string">
            <text:p>RETUIT</text:p>
          </table:table-cell>
        </table:table-row>
        <table:table-row table:style-name="ro1">
          <table:table-cell table:content-validation-name="val1" office:value-type="string" calcext:value-type="string">
            <text:p>en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en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en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SORTEOS Y CONCURSO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SORTEOS Y CONCURSO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nov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octu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sept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agost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juli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juni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may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abril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marz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en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</table:table>
      <table:table table:name="Visualizaciones" table:style-name="ta1">
        <officeooo:event-listeners>
          <script:event-listener script:language="ooo:script" script:event-name="dom:DOMFocusIn" xlink:href="vnd.sun.star.script:Standard.ModuleBasico.refresh_PivotTables?language=Basic&amp;location=application" xlink:type="simple"/>
        </officeooo:event-listeners>
        <table:shapes>
          <draw:frame draw:z-index="0" draw:style-name="gr3" draw:text-style-name="P4" svg:width="24.763cm" svg:height="8.632cm" svg:x="9.109cm" svg:y="0.50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3" draw:text-style-name="P4" svg:width="11.3cm" svg:height="9.004cm" svg:x="9.054cm" svg:y="9.375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3" draw:text-style-name="P4" svg:width="13.252cm" svg:height="9.004cm" svg:x="20.546cm" svg:y="9.111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7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MES</text:p>
          </table:table-cell>
          <table:table-cell table:style-name="ce9" office:value-type="string" calcext:value-type="string">
            <text:p>Suma - VISUALIZACIONES</text:p>
          </table:table-cell>
        </table:table-row>
        <table:table-row table:style-name="ro1">
          <table:table-cell table:style-name="ce6" office:value-type="string" calcext:value-type="string">
            <text:p>enero</text:p>
          </table:table-cell>
          <table:table-cell table:style-name="ce10" office:value-type="float" office:value="324000" calcext:value-type="float">
            <text:p>32400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style-name="ce11" office:value-type="float" office:value="567000" calcext:value-type="float">
            <text:p>56700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style-name="ce11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style-name="ce11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style-name="ce11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style-name="ce11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style-name="ce11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style-name="ce11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style-name="ce11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style-name="ce11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style-name="ce11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style-name="ce12" office:value-type="float" office:value="972000" calcext:value-type="float">
            <text:p>972000</text:p>
          </table:table-cell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3" office:value-type="float" office:value="2592000" calcext:value-type="float">
            <text:p>2592000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AÑO</text:p>
          </table:table-cell>
          <table:table-cell table:style-name="ce9" office:value-type="string" calcext:value-type="string">
            <text:p>Suma - VISUALIZACIONES</text:p>
          </table:table-cell>
        </table:table-row>
        <table:table-row table:style-name="ro1">
          <table:table-cell table:style-name="ce6" office:value-type="float" office:value="2022" calcext:value-type="float">
            <text:p>2022</text:p>
          </table:table-cell>
          <table:table-cell table:style-name="ce10" office:value-type="float" office:value="567000" calcext:value-type="float">
            <text:p>5670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12" office:value-type="float" office:value="2025000" calcext:value-type="float">
            <text:p>2025000</text:p>
          </table:table-cell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3" office:value-type="float" office:value="2592000" calcext:value-type="float">
            <text:p>2592000</text:p>
          </table:table-cell>
        </table:table-row>
        <table:table-row table:style-name="ro1" table:number-rows-repeated="9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ESTRATEGIA</text:p>
          </table:table-cell>
          <table:table-cell table:style-name="ce9" office:value-type="string" calcext:value-type="string">
            <text:p>Suma - VISUALIZACIONES</text:p>
          </table:table-cell>
        </table:table-row>
        <table:table-row table:style-name="ro1">
          <table:table-cell table:style-name="ce6" office:value-type="string" calcext:value-type="string">
            <text:p>DESCUENTOS Y PROMOCIONES</text:p>
          </table:table-cell>
          <table:table-cell table:style-name="ce10" office:value-type="float" office:value="1701000" calcext:value-type="float">
            <text:p>1701000</text:p>
          </table:table-cell>
        </table:table-row>
        <table:table-row table:style-name="ro1">
          <table:table-cell office:value-type="string" calcext:value-type="string">
            <text:p>SHITPOSTING</text:p>
          </table:table-cell>
          <table:table-cell table:style-name="ce11" office:value-type="float" office:value="729000" calcext:value-type="float">
            <text:p>729000</text:p>
          </table:table-cell>
        </table:table-row>
        <table:table-row table:style-name="ro1">
          <table:table-cell office:value-type="string" calcext:value-type="string">
            <text:p>SORTEOS Y CONCURSOS</text:p>
          </table:table-cell>
          <table:table-cell table:style-name="ce12" office:value-type="float" office:value="162000" calcext:value-type="float">
            <text:p>162000</text:p>
          </table:table-cell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3" office:value-type="float" office:value="2592000" calcext:value-type="float">
            <text:p>2592000</text:p>
          </table:table-cell>
        </table:table-row>
      </table:table>
      <table:table table:name="Me gustas" table:style-name="ta1">
        <officeooo:event-listeners>
          <script:event-listener script:language="ooo:script" script:event-name="dom:DOMFocusIn" xlink:href="vnd.sun.star.script:Standard.ModuleBasico.refresh_PivotTables?language=Basic&amp;location=application" xlink:type="simple"/>
        </officeooo:event-listeners>
        <table:shapes>
          <draw:frame draw:z-index="0" draw:style-name="gr3" draw:text-style-name="P4" svg:width="26.807cm" svg:height="9.085cm" svg:x="7.901cm" svg:y="0.39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3" draw:text-style-name="P4" svg:width="12.632cm" svg:height="7.723cm" svg:x="7.845cm" svg:y="9.623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3" draw:text-style-name="P4" svg:width="14.32cm" svg:height="7.57cm" svg:x="20.45cm" svg:y="9.802cm">
            <draw:object draw:notify-on-update-of-ranges="PT@categories PT@label 0 PT@data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7"/>
        <table:table-column table:style-name="co8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MES</text:p>
          </table:table-cell>
          <table:table-cell table:style-name="ce9" office:value-type="string" calcext:value-type="string">
            <text:p>Suma - ME GUSTA</text:p>
          </table:table-cell>
        </table:table-row>
        <table:table-row table:style-name="ro1">
          <table:table-cell table:style-name="ce6" office:value-type="string" calcext:value-type="string">
            <text:p>enero</text:p>
          </table:table-cell>
          <table:table-cell table:style-name="ce10" office:value-type="float" office:value="19204" calcext:value-type="float">
            <text:p>19204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style-name="ce11" office:value-type="float" office:value="33607" calcext:value-type="float">
            <text:p>33607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style-name="ce11"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style-name="ce11"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style-name="ce11"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style-name="ce11"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style-name="ce11"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style-name="ce11"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style-name="ce11"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style-name="ce11"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style-name="ce11"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style-name="ce12" office:value-type="float" office:value="57612" calcext:value-type="float">
            <text:p>57612</text:p>
          </table:table-cell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3" office:value-type="float" office:value="153632" calcext:value-type="float">
            <text:p>153632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AÑO</text:p>
          </table:table-cell>
          <table:table-cell table:style-name="ce9" office:value-type="string" calcext:value-type="string">
            <text:p>Suma - ME GUSTA</text:p>
          </table:table-cell>
        </table:table-row>
        <table:table-row table:style-name="ro1">
          <table:table-cell table:style-name="ce6" office:value-type="float" office:value="2022" calcext:value-type="float">
            <text:p>2022</text:p>
          </table:table-cell>
          <table:table-cell table:style-name="ce10" office:value-type="float" office:value="33607" calcext:value-type="float">
            <text:p>3360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12" office:value-type="float" office:value="120025" calcext:value-type="float">
            <text:p>120025</text:p>
          </table:table-cell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3" office:value-type="float" office:value="153632" calcext:value-type="float">
            <text:p>153632</text:p>
          </table:table-cell>
        </table:table-row>
        <table:table-row table:style-name="ro1" table:number-rows-repeated="9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ESTRATEGIA</text:p>
          </table:table-cell>
          <table:table-cell table:style-name="ce9" office:value-type="string" calcext:value-type="string">
            <text:p>Suma - ME GUSTA</text:p>
          </table:table-cell>
        </table:table-row>
        <table:table-row table:style-name="ro1">
          <table:table-cell table:style-name="ce6" office:value-type="string" calcext:value-type="string">
            <text:p>DESCUENTOS Y PROMOCIONES</text:p>
          </table:table-cell>
          <table:table-cell table:style-name="ce10" office:value-type="float" office:value="100821" calcext:value-type="float">
            <text:p>100821</text:p>
          </table:table-cell>
        </table:table-row>
        <table:table-row table:style-name="ro1">
          <table:table-cell office:value-type="string" calcext:value-type="string">
            <text:p>SHITPOSTING</text:p>
          </table:table-cell>
          <table:table-cell table:style-name="ce11" office:value-type="float" office:value="43209" calcext:value-type="float">
            <text:p>43209</text:p>
          </table:table-cell>
        </table:table-row>
        <table:table-row table:style-name="ro1">
          <table:table-cell office:value-type="string" calcext:value-type="string">
            <text:p>SORTEOS Y CONCURSOS</text:p>
          </table:table-cell>
          <table:table-cell table:style-name="ce12" office:value-type="float" office:value="9602" calcext:value-type="float">
            <text:p>9602</text:p>
          </table:table-cell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3" office:value-type="float" office:value="153632" calcext:value-type="float">
            <text:p>153632</text:p>
          </table:table-cell>
        </table:table-row>
      </table:table>
      <table:table table:name="Retuits" table:style-name="ta1">
        <officeooo:event-listeners>
          <script:event-listener script:language="ooo:script" script:event-name="dom:DOMFocusIn" xlink:href="vnd.sun.star.script:Standard.ModuleBasico.refresh_PivotTables?language=Basic&amp;location=application" xlink:type="simple"/>
        </officeooo:event-listeners>
        <table:shapes>
          <draw:frame draw:z-index="0" draw:style-name="gr3" draw:text-style-name="P4" svg:width="29.128cm" svg:height="9.005cm" svg:x="7.488cm" svg:y="0.531cm">
            <draw:object draw:notify-on-update-of-ranges="PT@categories PT@label 0 PT@data 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3" draw:text-style-name="P4" svg:width="13.049cm" svg:height="9.005cm" svg:x="7.709cm" svg:y="9.801cm">
            <draw:object draw:notify-on-update-of-ranges="PT@categories PT@label 0 PT@data 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3" draw:text-style-name="P4" svg:width="15.996cm" svg:height="9.005cm" svg:x="20.786cm" svg:y="9.801cm">
            <draw:object draw:notify-on-update-of-ranges="PT@categories PT@label 0 PT@data 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7"/>
        <table:table-column table:style-name="co9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MES</text:p>
          </table:table-cell>
          <table:table-cell table:style-name="ce9" office:value-type="string" calcext:value-type="string">
            <text:p>Suma - RETUIT</text:p>
          </table:table-cell>
        </table:table-row>
        <table:table-row table:style-name="ro1">
          <table:table-cell table:style-name="ce6" office:value-type="string" calcext:value-type="string">
            <text:p>enero</text:p>
          </table:table-cell>
          <table:table-cell table:style-name="ce10"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style-name="ce11" office:value-type="float" office:value="2436" calcext:value-type="float">
            <text:p>2436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style-name="ce1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style-name="ce1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style-name="ce1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style-name="ce1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style-name="ce1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style-name="ce1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style-name="ce1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style-name="ce1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style-name="ce1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style-name="ce12" office:value-type="float" office:value="4176" calcext:value-type="float">
            <text:p>4176</text:p>
          </table:table-cell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3" office:value-type="float" office:value="11136" calcext:value-type="float">
            <text:p>11136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AÑO</text:p>
          </table:table-cell>
          <table:table-cell table:style-name="ce9" office:value-type="string" calcext:value-type="string">
            <text:p>Suma - RETUIT</text:p>
          </table:table-cell>
        </table:table-row>
        <table:table-row table:style-name="ro1">
          <table:table-cell table:style-name="ce6" office:value-type="float" office:value="2022" calcext:value-type="float">
            <text:p>2022</text:p>
          </table:table-cell>
          <table:table-cell table:style-name="ce10"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12" office:value-type="float" office:value="8700" calcext:value-type="float">
            <text:p>8700</text:p>
          </table:table-cell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3" office:value-type="float" office:value="11136" calcext:value-type="float">
            <text:p>11136</text:p>
          </table:table-cell>
        </table:table-row>
        <table:table-row table:style-name="ro1" table:number-rows-repeated="9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ESTRATEGIA</text:p>
          </table:table-cell>
          <table:table-cell table:style-name="ce9" office:value-type="string" calcext:value-type="string">
            <text:p>Suma - RETUIT</text:p>
          </table:table-cell>
        </table:table-row>
        <table:table-row table:style-name="ro1">
          <table:table-cell table:style-name="ce6" office:value-type="string" calcext:value-type="string">
            <text:p>DESCUENTOS Y PROMOCIONES</text:p>
          </table:table-cell>
          <table:table-cell table:style-name="ce10" office:value-type="float" office:value="7308" calcext:value-type="float">
            <text:p>7308</text:p>
          </table:table-cell>
        </table:table-row>
        <table:table-row table:style-name="ro1">
          <table:table-cell office:value-type="string" calcext:value-type="string">
            <text:p>SHITPOSTING</text:p>
          </table:table-cell>
          <table:table-cell table:style-name="ce11"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SORTEOS Y CONCURSOS</text:p>
          </table:table-cell>
          <table:table-cell table:style-name="ce12" office:value-type="float" office:value="696" calcext:value-type="float">
            <text:p>696</text:p>
          </table:table-cell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3" office:value-type="float" office:value="11136" calcext:value-type="float">
            <text:p>11136</text:p>
          </table:table-cell>
        </table:table-row>
      </table:table>
      <table:named-expressions/>
      <table:data-pilot-tables>
        <table:data-pilot-table table:name="DataPilot1" table:application-data="" table:target-range-address="Visualizaciones.A2:Visualizaciones.B15" table:buttons="Visualizaciones.A2" table:show-filter-button="false" table:drill-down-on-double-click="false">
          <table:source-cell-range table:cell-range-address="'Base de datos'.A1:'Base de datos'.F33"/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enero" table:display="true" table:show-details="true"/>
                <table:data-pilot-member table:name="febrero" table:display="true" table:show-details="true"/>
                <table:data-pilot-member table:name="marzo" table:display="true" table:show-details="true"/>
                <table:data-pilot-member table:name="abril" table:display="true" table:show-details="true"/>
                <table:data-pilot-member table:name="mayo" table:display="true" table:show-details="true"/>
                <table:data-pilot-member table:name="junio" table:display="true" table:show-details="true"/>
                <table:data-pilot-member table:name="julio" table:display="true" table:show-details="true"/>
                <table:data-pilot-member table:name="agosto" table:display="true" table:show-details="true"/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SUALIZACIONES" table:orientation="data" table:used-hierarchy="0" table:function="sum">
            <table:data-pilot-level table:show-empty="false" calcext:repeat-item-labels="false">
              <table:data-pilot-members>
                <table:data-pilot-member table:name="8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Visualizaciones.A17:Visualizaciones.B20" table:buttons="Visualizaciones.A17" table:show-filter-button="false" table:drill-down-on-double-click="false">
          <table:source-cell-range table:cell-range-address="'Base de datos'.A1:'Base de datos'.F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23" table:display="true" table:show-details="true"/>
                <table:data-pilot-member table:name="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SUALIZACIONES" table:orientation="data" table:used-hierarchy="0" table:function="sum">
            <table:data-pilot-level table:show-empty="false" calcext:repeat-item-labels="false">
              <table:data-pilot-members>
                <table:data-pilot-member table:name="8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isualizaciones.A30:Visualizaciones.B34" table:buttons="Visualizaciones.A30" table:show-filter-button="false" table:drill-down-on-double-click="false">
          <table:source-cell-range table:cell-range-address="'Base de datos'.A1:'Base de datos'.F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RATEGIA" table:orientation="row" table:used-hierarchy="0" table:function="auto">
            <table:data-pilot-level table:show-empty="false" calcext:repeat-item-labels="false">
              <table:data-pilot-members>
                <table:data-pilot-member table:name="DESCUENTOS Y PROMOCIO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SUALIZACIONES" table:orientation="data" table:used-hierarchy="0" table:function="sum">
            <table:data-pilot-level table:show-empty="false" calcext:repeat-item-labels="false">
              <table:data-pilot-members>
                <table:data-pilot-member table:name="8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Me gustas'.A2:'Me gustas'.B15" table:buttons="'Me gustas'.A2" table:show-filter-button="false" table:drill-down-on-double-click="false">
          <table:source-cell-range table:cell-range-address="'Base de datos'.A1:'Base de datos'.F33"/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enero" table:display="true" table:show-details="true"/>
                <table:data-pilot-member table:name="febrero" table:display="true" table:show-details="true"/>
                <table:data-pilot-member table:name="marzo" table:display="true" table:show-details="true"/>
                <table:data-pilot-member table:name="abril" table:display="true" table:show-details="true"/>
                <table:data-pilot-member table:name="mayo" table:display="true" table:show-details="true"/>
                <table:data-pilot-member table:name="junio" table:display="true" table:show-details="true"/>
                <table:data-pilot-member table:name="julio" table:display="true" table:show-details="true"/>
                <table:data-pilot-member table:name="agosto" table:display="true" table:show-details="true"/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 GUSTA" table:orientation="data" table:used-hierarchy="0" table:function="sum">
            <table:data-pilot-level table:show-empty="false" calcext:repeat-item-labels="false">
              <table:data-pilot-members>
                <table:data-pilot-member table:name="48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Me gustas'.A17:'Me gustas'.B20" table:buttons="'Me gustas'.A17" table:show-filter-button="false" table:drill-down-on-double-click="false">
          <table:source-cell-range table:cell-range-address="'Base de datos'.A1:'Base de datos'.F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 GUSTA" table:orientation="data" table:used-hierarchy="0" table:function="sum">
            <table:data-pilot-level table:show-empty="false" calcext:repeat-item-labels="false">
              <table:data-pilot-members>
                <table:data-pilot-member table:name="48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Me gustas'.A30:'Me gustas'.B34" table:buttons="'Me gustas'.A30" table:show-filter-button="false" table:drill-down-on-double-click="false">
          <table:source-cell-range table:cell-range-address="'Base de datos'.A1:'Base de datos'.F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RATEGIA" table:orientation="row" table:used-hierarchy="0" table:function="auto">
            <table:data-pilot-level table:show-empty="false" calcext:repeat-item-labels="false">
              <table:data-pilot-members>
                <table:data-pilot-member table:name="DESCUENTOS Y PROMOCIO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 GUSTA" table:orientation="data" table:used-hierarchy="0" table:function="sum">
            <table:data-pilot-level table:show-empty="false" calcext:repeat-item-labels="false">
              <table:data-pilot-members>
                <table:data-pilot-member table:name="48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Retuits.A2:Retuits.B15" table:buttons="Retuits.A2" table:show-filter-button="false" table:drill-down-on-double-click="false">
          <table:source-cell-range table:cell-range-address="'Base de datos'.A1:'Base de datos'.F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enero" table:display="true" table:show-details="true"/>
                <table:data-pilot-member table:name="febrero" table:display="true" table:show-details="true"/>
                <table:data-pilot-member table:name="marzo" table:display="true" table:show-details="true"/>
                <table:data-pilot-member table:name="abril" table:display="true" table:show-details="true"/>
                <table:data-pilot-member table:name="mayo" table:display="true" table:show-details="true"/>
                <table:data-pilot-member table:name="junio" table:display="true" table:show-details="true"/>
                <table:data-pilot-member table:name="julio" table:display="true" table:show-details="true"/>
                <table:data-pilot-member table:name="agosto" table:display="true" table:show-details="true"/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TUIT" table:orientation="data" table:used-hierarchy="0" table:function="sum">
            <table:data-pilot-level table:show-empty="false" calcext:repeat-item-labels="false">
              <table:data-pilot-members>
                <table:data-pilot-member table:name="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Retuits.A17:Retuits.B20" table:buttons="Retuits.A17" table:show-filter-button="false" table:drill-down-on-double-click="false">
          <table:source-cell-range table:cell-range-address="'Base de datos'.A1:'Base de datos'.F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UIT" table:orientation="data" table:used-hierarchy="0" table:function="sum">
            <table:data-pilot-level table:show-empty="false" calcext:repeat-item-labels="false">
              <table:data-pilot-members>
                <table:data-pilot-member table:name="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Retuits.A30:Retuits.B34" table:buttons="Retuits.A30" table:show-filter-button="false" table:drill-down-on-double-click="false">
          <table:source-cell-range table:cell-range-address="'Base de datos'.A1:'Base de datos'.F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RATEGIA" table:orientation="row" table:used-hierarchy="0" table:function="auto">
            <table:data-pilot-level table:show-empty="false" calcext:repeat-item-labels="false">
              <table:data-pilot-members>
                <table:data-pilot-member table:name="DESCUENTOS Y PROMOCIO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UIT" table:orientation="data" table:used-hierarchy="0" table:function="sum">
            <table:data-pilot-level table:show-empty="false" calcext:repeat-item-labels="false">
              <table:data-pilot-members>
                <table:data-pilot-member table:name="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5:29:19.9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3:32:35.045000000</meta:creation-date>
    <dc:date>2024-06-26T16:06:06.142000000</dc:date>
    <meta:editing-duration>PT2H24S</meta:editing-duration>
    <meta:editing-cycles>18</meta:editing-cycles>
    <meta:generator>LibreOffice/24.2.3.2$Windows_X86_64 LibreOffice_project/433d9c2ded56988e8a90e6b2e771ee4e6a5ab2ba</meta:generator>
    <meta:document-statistic meta:table-count="5" meta:cell-count="349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764cm" svg:height="8.633cm" xlink:href=".." xlink:type="simple" loext:data-pilot-source="DataPilot1" chart:class="chart:bar" chart:style-name="ch1">
        <chart:plot-area chart:style-name="ch2" table:cell-range-address="PivotChart" chart:data-source-has-labels="column" svg:x="0.495cm" svg:y="0.172cm" svg:width="23.774cm" svg:height="7.389cm">
          <chart:coordinate-region svg:x="2.069cm" svg:y="0.371cm" svg:width="22.2cm" svg:height="6.543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PT@categories</svg:desc>
                </draw:g>
              </table:table-cell>
              <table:table-cell office:value-type="float" office:value="324000">
                <text:p>324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567000">
                <text:p>567000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972000">
                <text:p>97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01cm" svg:height="9.005cm" xlink:href=".." xlink:type="simple" loext:data-pilot-source="DataPilot2" chart:class="chart:bar" chart:style-name="ch1">
        <chart:plot-area chart:style-name="ch2" table:cell-range-address="PivotChart" chart:data-source-has-labels="column" svg:x="0.226cm" svg:y="0.18cm" svg:width="10.849cm" svg:height="7.745cm">
          <chart:coordinate-region svg:x="1.8cm" svg:y="0.379cm" svg:width="9.275cm" svg:height="6.899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2</text:p>
                <draw:g>
                  <svg:desc>PT@categories</svg:desc>
                </draw:g>
              </table:table-cell>
              <table:table-cell office:value-type="float" office:value="567000">
                <text:p>567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5000">
                <text:p>202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53cm" svg:height="9.005cm" xlink:href=".." xlink:type="simple" loext:data-pilot-source="DataPilot3" chart:class="chart:circle" chart:style-name="ch1">
        <chart:legend chart:legend-position="end" svg:x="8.794cm" svg:y="2.808cm" style:legend-expansion="high" chart:style-name="ch2"/>
        <chart:plot-area chart:style-name="ch3" table:cell-range-address="PivotChart" chart:data-source-has-labels="column" svg:x="0.35cm" svg:y="0.35cm" svg:width="8.094cm" svg:height="7.405cm">
          <chart:coordinate-region svg:x="0.695cm" svg:y="0.351cm" svg:width="7.403cm" svg:height="7.40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CUENTOS Y PROMOCIONES</text:p>
                <draw:g>
                  <svg:desc>PT@categories</svg:desc>
                </draw:g>
              </table:table-cell>
              <table:table-cell office:value-type="float" office:value="1701000">
                <text:p>1701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SHITPOSTING</text:p>
              </table:table-cell>
              <table:table-cell office:value-type="float" office:value="729000">
                <text:p>729000</text:p>
              </table:table-cell>
            </table:table-row>
            <table:table-row>
              <table:table-cell office:value-type="string">
                <text:p>SORTEOS Y CONCURSOS</text:p>
              </table:table-cell>
              <table:table-cell office:value-type="float" office:value="162000">
                <text:p>162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808cm" svg:height="9.086cm" xlink:href=".." xlink:type="simple" loext:data-pilot-source="DataPilot4" chart:class="chart:bar" chart:style-name="ch1">
        <chart:plot-area chart:style-name="ch2" table:cell-range-address="PivotChart" chart:data-source-has-labels="column" svg:x="0.536cm" svg:y="0.181cm" svg:width="25.736cm" svg:height="7.824cm">
          <chart:coordinate-region svg:x="1.74cm" svg:y="0.38cm" svg:width="24.532cm" svg:height="6.978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PT@categories</svg:desc>
                </draw:g>
              </table:table-cell>
              <table:table-cell office:value-type="float" office:value="19204">
                <text:p>1920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33607">
                <text:p>33607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57612">
                <text:p>576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33cm" svg:height="7.724cm" xlink:href=".." xlink:type="simple" loext:data-pilot-source="DataPilot5" chart:class="chart:bar" chart:style-name="ch1">
        <chart:plot-area chart:style-name="ch2" table:cell-range-address="PivotChart" chart:data-source-has-labels="column" svg:x="0.252cm" svg:y="0.154cm" svg:width="12.129cm" svg:height="6.516cm">
          <chart:coordinate-region svg:x="1.641cm" svg:y="0.353cm" svg:width="10.74cm" svg:height="5.67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2</text:p>
                <draw:g>
                  <svg:desc>PT@categories</svg:desc>
                </draw:g>
              </table:table-cell>
              <table:table-cell office:value-type="float" office:value="33607">
                <text:p>3360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20025">
                <text:p>120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21cm" svg:height="7.571cm" xlink:href=".." xlink:type="simple" loext:data-pilot-source="DataPilot6" chart:class="chart:circle" chart:style-name="ch1">
        <chart:legend chart:legend-position="end" svg:x="9.862cm" svg:y="2.091cm" style:legend-expansion="high" chart:style-name="ch2"/>
        <chart:plot-area chart:style-name="ch3" table:cell-range-address="PivotChart" chart:data-source-has-labels="column" svg:x="0.35cm" svg:y="0.35cm" svg:width="9.162cm" svg:height="5.971cm">
          <chart:coordinate-region svg:x="1.946cm" svg:y="0.351cm" svg:width="5.97cm" svg:height="5.9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CUENTOS Y PROMOCIONES</text:p>
                <draw:g>
                  <svg:desc>PT@categories</svg:desc>
                </draw:g>
              </table:table-cell>
              <table:table-cell office:value-type="float" office:value="100821">
                <text:p>1008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SHITPOSTING</text:p>
              </table:table-cell>
              <table:table-cell office:value-type="float" office:value="43209">
                <text:p>43209</text:p>
              </table:table-cell>
            </table:table-row>
            <table:table-row>
              <table:table-cell office:value-type="string">
                <text:p>SORTEOS Y CONCURSOS</text:p>
              </table:table-cell>
              <table:table-cell office:value-type="float" office:value="9602">
                <text:p>9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129cm" svg:height="9.006cm" xlink:href=".." xlink:type="simple" loext:data-pilot-source="DataPilot7" chart:class="chart:bar" chart:style-name="ch1">
        <chart:plot-area chart:style-name="ch2" table:cell-range-address="PivotChart" chart:data-source-has-labels="column" svg:x="0.582cm" svg:y="0.18cm" svg:width="27.965cm" svg:height="7.746cm">
          <chart:coordinate-region svg:x="1.574cm" svg:y="0.379cm" svg:width="26.973cm" svg:height="6.9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PT@categories</svg:desc>
                </draw:g>
              </table:table-cell>
              <table:table-cell office:value-type="float" office:value="1392">
                <text:p>139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4176">
                <text:p>41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5cm" svg:height="9.006cm" xlink:href=".." xlink:type="simple" loext:data-pilot-source="DataPilot8" chart:class="chart:bar" chart:style-name="ch1">
        <chart:plot-area chart:style-name="ch2" table:cell-range-address="PivotChart" chart:data-source-has-labels="column" svg:x="0.261cm" svg:y="0.18cm" svg:width="12.528cm" svg:height="7.746cm">
          <chart:coordinate-region svg:x="1.465cm" svg:y="0.379cm" svg:width="11.324cm" svg:height="6.9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2</text:p>
                <draw:g>
                  <svg:desc>PT@categories</svg:desc>
                </draw:g>
              </table:table-cell>
              <table:table-cell office:value-type="float" office:value="2436">
                <text:p>243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700">
                <text:p>87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loext:data-pilot-source="DataPilot9" chart:class="chart:circle" chart:style-name="ch1">
        <chart:legend chart:legend-position="end" svg:x="10.929cm" svg:y="2.952cm" style:legend-expansion="high" chart:style-name="ch2"/>
        <chart:plot-area chart:style-name="ch3" table:cell-range-address="PivotChart" chart:data-source-has-labels="column" svg:x="0.35cm" svg:y="0.35cm" svg:width="10.229cm" svg:height="7.406cm">
          <chart:coordinate-region svg:x="1.762cm" svg:y="0.351cm" svg:width="7.405cm" svg:height="7.40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CUENTOS Y PROMOCIONES</text:p>
                <draw:g>
                  <svg:desc>PT@categories</svg:desc>
                </draw:g>
              </table:table-cell>
              <table:table-cell office:value-type="float" office:value="7308">
                <text:p>730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SHITPOSTING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SORTEOS Y CONCURSOS</text:p>
              </table:table-cell>
              <table:table-cell office:value-type="float" office:value="696">
                <text:p>6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